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urro</text:p>
      <text:p text:style-name="Standard">apredre els programets de caixa</text:p>
      <text:p text:style-name="Standard">memoritzar la sala i el magatzem</text:p>
      <text:p text:style-name="Standard">orgaitzar llista de ordre de prioritats</text:p>
      <text:p text:style-name="Standard"/>
      <text:p text:style-name="Standard">1mi</text:p>
      <text:p text:style-name="Standard">revisar el presemtavle de gestio de projectes</text:p>
      <text:p text:style-name="Standard">fer la pac</text:p>
      <text:p text:style-name="Standard">orgamitzar exams</text:p>
      <text:p text:style-name="Standard">fer plammimg dhores destudi per amar a 3/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18T11:26:02.31</meta:creation-date>
    <meta:document-statistic meta:table-count="0" meta:image-count="0" meta:object-count="0" meta:page-count="1" meta:paragraph-count="9" meta:word-count="39" meta:character-count="223"/>
    <dc:date>2018-11-18T11:29:26.91</dc:date>
    <meta:editing-duration>PT3M26S</meta:editing-duration>
    <meta:editing-cycles>1</meta:editing-cycles>
    <meta:generator>OpenOffice/4.1.3$Win32 OpenOffice.org_project/413m1$Build-9783</meta:generator>
  </office:meta>
</office:document-meta>
</file>